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style style:name="P4" style:family="paragraph" style:parent-style-name="references">
      <style:paragraph-properties fo:margin-left="0.2626in" fo:margin-right="0in" fo:orphans="2" fo:widows="2" fo:text-indent="-0.2654in" style:auto-text-indent="false">
        <style:tab-stops>
          <style:tab-stop style:position="0.5055in"/>
        </style:tab-stops>
      </style:paragraph-properties>
      <style:text-properties fo:language="pt" fo:country="BR"/>
    </style:style>
    <style:style style:name="P5" style:family="paragraph" style:parent-style-name="references">
      <style:paragraph-properties fo:margin-left="-0.0028in" fo:margin-right="0in" fo:orphans="2" fo:widows="2" fo:text-indent="0in" style:auto-text-indent="false">
        <style:tab-stops>
          <style:tab-stop style:position="0.5055in"/>
        </style:tab-stops>
      </style:paragraph-properties>
      <style:text-properties officeooo:paragraph-rsid="000ea5bd"/>
    </style:style>
    <style:style style:name="P6" style:family="paragraph" style:parent-style-name="Standard">
      <style:paragraph-properties fo:margin-top="0.1665in" fo:margin-bottom="0in" fo:text-align="center" style:justify-single-word="false"/>
    </style:style>
    <style:style style:name="P7" style:family="paragraph" style:parent-style-name="Standard">
      <style:paragraph-properties fo:margin-top="0.0693in" fo:margin-bottom="0.0693in"/>
      <style:text-properties fo:language="pt" fo:country="BR"/>
    </style:style>
    <style:style style:name="P8" style:family="paragraph" style:parent-style-name="Standard" style:list-style-name="WW8Num2">
      <style:text-properties fo:language="pt" fo:country="BR"/>
    </style:style>
    <style:style style:name="P9" style:family="paragraph" style:parent-style-name="Standard">
      <style:text-properties fo:language="pt" fo:country="BR" officeooo:paragraph-rsid="0011d3b6"/>
    </style:style>
    <style:style style:name="P10" style:family="paragraph" style:parent-style-name="Standard" style:list-style-name="L3">
      <style:text-properties fo:language="pt" fo:country="BR" fo:font-weight="bold" officeooo:paragraph-rsid="0011d3b6" style:font-weight-asian="bold" style:font-weight-complex="bold"/>
    </style:style>
    <style:style style:name="P11" style:family="paragraph" style:parent-style-name="Standard">
      <style:text-properties fo:language="pt" fo:country="BR" fo:font-weight="normal" officeooo:paragraph-rsid="0011d3b6" style:font-weight-asian="normal" style:font-weight-complex="normal"/>
    </style:style>
    <style:style style:name="P12" style:family="paragraph" style:parent-style-name="Standard" style:list-style-name="L2">
      <style:text-properties officeooo:paragraph-rsid="0011d3b6"/>
    </style:style>
    <style:style style:name="P13" style:family="paragraph" style:parent-style-name="Standard" style:list-style-name="L1">
      <style:paragraph-properties fo:margin-left="0.5102in" fo:margin-right="0in" fo:text-indent="-0.0102in" style:auto-text-indent="false">
        <style:tab-stops>
          <style:tab-stop style:position="0.802in"/>
        </style:tab-stops>
      </style:paragraph-properties>
      <style:text-properties officeooo:paragraph-rsid="0011d3b6"/>
    </style:style>
    <style:style style:name="P14" style:family="paragraph" style:parent-style-name="Heading_20_1">
      <style:text-properties fo:language="pt" fo:country="BR"/>
    </style:style>
    <style:style style:name="P15" style:family="paragraph" style:parent-style-name="Author">
      <style:text-properties fo:language="pt" fo:country="BR" officeooo:paragraph-rsid="0011d3b6"/>
    </style:style>
    <style:style style:name="P16" style:family="paragraph" style:parent-style-name="Email">
      <style:text-properties fo:language="pt" fo:country="BR" officeooo:paragraph-rsid="0011d3b6"/>
    </style:style>
    <style:style style:name="P17" style:family="paragraph" style:parent-style-name="Abstract">
      <style:text-properties officeooo:paragraph-rsid="0011d3b6"/>
    </style:style>
    <style:style style:name="P18" style:family="paragraph" style:parent-style-name="Title" style:master-page-name="Standard">
      <style:paragraph-properties style:page-number="1"/>
      <style:text-properties fo:language="pt" fo:country="BR"/>
    </style:style>
    <style:style style:name="P19" style:family="paragraph" style:parent-style-name="references">
      <style:paragraph-properties fo:margin-left="0.2626in" fo:margin-right="0in" fo:orphans="2" fo:widows="2" fo:text-indent="-0.2654in" style:auto-text-indent="false">
        <style:tab-stops>
          <style:tab-stop style:position="0.5055in"/>
        </style:tab-stops>
      </style:paragraph-properties>
      <style:text-properties officeooo:paragraph-rsid="000ea5bd"/>
    </style:style>
    <style:style style:name="P20" style:family="paragraph" style:parent-style-name="references">
      <style:paragraph-properties fo:margin-left="0.2626in" fo:margin-right="0in" fo:orphans="2" fo:widows="2" fo:text-indent="-0.2654in" style:auto-text-indent="false">
        <style:tab-stops>
          <style:tab-stop style:position="0.5055in"/>
        </style:tab-stops>
      </style:paragraph-properties>
      <style:text-properties officeooo:paragraph-rsid="001352cc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language="pt" fo:country="BR" fo:font-weight="bold" officeooo:rsid="0011d3b6" style:font-weight-asian="bold" style:font-weight-complex="bold"/>
    </style:style>
    <style:style style:name="T4" style:family="text">
      <style:text-properties fo:language="pt" fo:country="BR" fo:font-style="italic" officeooo:rsid="000ea5bd" style:font-style-asian="italic" style:font-style-complex="italic"/>
    </style:style>
    <style:style style:name="T5" style:family="text">
      <style:text-properties fo:language="pt" fo:country="BR" fo:font-style="italic" officeooo:rsid="001352cc" style:font-style-asian="italic" style:font-style-complex="italic"/>
    </style:style>
    <style:style style:name="T6" style:family="text">
      <style:text-properties fo:language="pt" fo:country="BR" officeooo:rsid="000ea5bd"/>
    </style:style>
    <style:style style:name="T7" style:family="text">
      <style:text-properties fo:language="pt" fo:country="BR" officeooo:rsid="0011d3b6"/>
    </style:style>
    <style:style style:name="T8" style:family="text">
      <style:text-properties fo:language="pt" fo:country="BR" officeooo:rsid="001352cc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051b0"/>
    </style:style>
    <style:style style:name="T12" style:family="text">
      <style:text-properties officeooo:rsid="0011d3b6"/>
    </style:style>
    <style:style style:name="T13" style:family="text">
      <style:text-properties style:font-weight-asian="bold"/>
    </style:style>
    <style:style style:name="T14" style:family="text">
      <style:text-properties style:font-weight-complex="bold"/>
    </style:style>
    <style:style style:name="T1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1">TCCtrl: Sistema de Controle e Gerência de Trabalhos de Conclusão</text:span><text:line-break/></text:p>
      <text:p text:style-name="P15"><text:span text:style-name="T12">Henrique Boaventura, Franz Josef Figueroa</text:span></text:p>
      <text:p text:style-name="P6"><text:span text:style-name="Address_20_Char">Curso de Análise e Desenvolvimento de Sistemas <text:line-break/>Faculdade de Tecnologia Senac RS (FATEC/RS)<text:line-break/>Porto Alegre – RS – Brasil</text:span></text:p>
      <text:p text:style-name="P16"><text:a xlink:type="simple" xlink:href="mailto:hboaventura@gmail.com"><text:span text:style-name="T12">hboaventura@gmail.com</text:span></text:a><text:span text:style-name="T12">, fjfigueroa@gmail.com</text:span></text:p>
      <text:section text:style-name="Sect1" text:name="Section1">
        <text:p text:style-name="P17"><text:span text:style-name="T10">Resumo.</text:span> <text:span text:style-name="T12">Este artigo apresenta <text:s/>o desenvolvimento de um sistema de controle e gerenciamento de trabalhos de conclusão. Cada etapa do processo de implementação de um trabalho de conclusão esta descrita juntamente com o que foi desenvolvido para auxiliar nestas etapas.</text:span></text:p>
        <text:h text:style-name="Heading_20_1" text:outline-level="1"><text:span text:style-name="T7">1. Introdução</text:span></text:h>
        <text:p text:style-name="Standard"><text:span text:style-name="T3"><text:tab/>1.1 O Problema</text:span></text:p>
        <text:p text:style-name="P9"><text:span text:style-name="T12">Um dos grandes problemas no processo de desenvolvimento do TCC é a falta de centralização de informações. Geralmente o processo inteiro é feito na base de troca de e-mails entre orientador/aluno e com limitadas reuniões presenciais. </text:span></text:p>
        <text:p text:style-name="P9"><text:span text:style-name="T12"><text:tab/>Hoje em dia o processo de desenvolvimento de um TCC é repleto de variáveis (documentação, versionamento, revisões, avaliações, agendamento, etc) tornando-o muito difícil e complexo, acarretando problemas no cumprimento das reuniões e das entregas de documentação.</text:span></text:p>
        <text:p text:style-name="P9"><text:span text:style-name="T12"><text:tab/>O Coordenador do curso também sofre com a falta de centralização de informações referentes ao processo, dependendo sempre das informações dadas pelos orientadores.</text:span></text:p>
        <text:list xml:id="list195751304" text:style-name="L3">
          <text:list-item>
            <text:list>
              <text:list-item>
                <text:p text:style-name="P10"><text:span text:style-name="T12">Solução Proposta</text:span></text:p>
              </text:list-item>
            </text:list>
          </text:list-item>
        </text:list>
        <text:p text:style-name="P11"><text:span text:style-name="T12">Desenvolver um sistema que controle todo o fluxo de trabalho, fornecendo informações necessárias para cada etapa do processo e para cada usuário (Docentes, Discentes e Coordenadores).</text:span></text:p>
        <text:p text:style-name="P11"><text:span text:style-name="T12"><text:tab/>Os docentes podem gerenciar seus discentes, acompanhar a proposta de trabalho e o artigo, podendo fazer comentários e correções necessárias, trocar mensagens e participar de reuniões online com os discentes e gerenciar áreas de afinidade e de interesse.</text:span></text:p>
        <text:p text:style-name="P11"><text:span text:style-name="T12"><text:tab/>Os discentes podem escolher um professor orientador, assim como a possibilidade de alterar para um novo), ambiente para o desenvolvimento da proposta de trabalho e artigo, envio de arquivos referentes a documentação do sistema e arquivos binários, troca r de mensagens e participação de reuniões online com o docente.</text:span></text:p>
        <text:p text:style-name="P11"><text:soft-page-break/><text:span text:style-name="T12"><text:tab/>O Coordenador é o responsável pela aprovação das propostas e artigos, para isso, tem acesso a todos os dados gerados pelo docente/discente, assim como relatórios pertinentes ao sistema.</text:span></text:p>
        <text:h text:style-name="P14" text:outline-level="1">2. Desenvolvimento (Seções a definir com orientador) </text:h>
        <text:p text:style-name="P2">É a parte principal e mais extensa do artigo. Deverá apresentar a fundamentação teórica, <text:s/>metodologia, análise e modelagem, estudo de caso, descrição do sistema, testes e resultados finais e trabalhos futuros. </text:p>
        <text:p text:style-name="Standard"><text:span text:style-name="T1"><text:tab/>N</text:span><text:span text:style-name="T2">ão há um limite de seções para um artigo</text:span><text:span text:style-name="T1">, isso tudo depende de como será abordada cada seção. </text:span><text:span text:style-name="T2">Discuta com seu orientador</text:span><text:span text:style-name="T1"> quais seções deverão ter seu trabalho e qual o conteúdo abordado. As seções são escritas com fonte Times, negrito e tamanho 13, alinhados a esquerda, com espaçamento antes de cada título de seção de 12 pontos. O primeiro parágrafo nunca é endentado (tabulação), para os demais parágrafos usa-se espaço de 1,27 cm para a tabulação. As subseções, quando existirem, serão em fonte Times, negrito e tamanho 12. Alinhamento a esquerda.</text:span></text:p>
        <text:p text:style-name="P2"><text:tab/>Geralmente se faz citações seguindo as normas da ABNT e as referências bibliográficas ficam no final do artigo. <text:tab/></text:p>
        <text:h text:style-name="P14" text:outline-level="1">7. Conclusões</text:h>
        <text:p text:style-name="P7">As conclusões devem responder aos seus objetivos e à proposta de pesquisa. Você deve apresentar em uma frase/parágrafo os principais resultados, contribuições, comentar a importância, sugerir trabalhos futuros. Essa seção não é obrigatória em TCC1.</text:p>
        <text:h text:style-name="P14" text:outline-level="1" text:is-list-header="true">Referências</text:h>
        <text:p text:style-name="P2">A Referência bibliográfica deverá ser feita conforme as normas da ABNT. <text:s/>A formatação segue nos modelos abaixo, utilizando fonte 12, Times, com 6 pontos de espaço antes e depois de cada referência e com recuos de 0,5 com. Somente coloque referência CITADAS no texto.</text:p>
        <text:p text:style-name="P4"><text:tab/><text:tab/></text:p>
        <text:p text:style-name="P19"><text:span text:style-name="T6">BECK, Kent. </text:span><text:span text:style-name="T4">Manifesto para Desenvolvimento Ágil de Software</text:span><text:span text:style-name="T6">, Disponível em: &lt;http://agilemanifesto.org/iso/ptbr/&gt;. Acesso em 26/09/2010.</text:span></text:p>
        <text:p text:style-name="P20"><text:span text:style-name="T8">GUEDES, Gilleanes. </text:span><text:span text:style-name="T5">UML 2: Guia Prático</text:span><text:span text:style-name="T8">. Novatec, São Paulo, Ed. 2009, 176 páginas</text:span></text:p>
        <text:p text:style-name="P20"><text:span text:style-name="T8">KNIBERG, Henrik. </text:span><text:span text:style-name="T5">Scrum e XP direto das Trincheiras: Como nós fazemos Scrum</text:span><text:span text:style-name="T8">. InfoQ, Raleigh, N.C., 05/10/2007. 148 páginas</text:span></text:p>
        <text:p text:style-name="P20"><text:span text:style-name="T8">POTENCIER, Fabien e Ryan Weaver, </text:span><text:span text:style-name="T5">More with symfony1.3 &amp; 1.4: Learn from symfony experts</text:span><text:span text:style-name="T8">. Sensio Labs, Clichy, França, 15/11/2009. 320 página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style:use-window-font-color="true" style:font-name="Times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fo:line-height="100%" fo:keep-with-next="always"/>
      <style:text-properties style:font-name="Helvetica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fo:line-height="100%" fo:keep-with-next="always"/>
      <style:text-properties style:font-name="Arial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apítulo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egenda1" style:family="paragraph" style:parent-style-name="Standard" style:next-style-name="Standard">
      <style:paragraph-properties fo:margin-left="0.3154in" fo:margin-right="0.3154in" fo:margin-top="0.0835in" fo:margin-bottom="0.0835in" fo:text-align="center" style:justify-single-word="false" fo:text-indent="0in" style:auto-text-indent="false"/>
      <style:text-properties style:font-name="Helvetica" fo:font-size="10pt" fo:font-weight="bold" style:font-size-asian="10pt" style:font-weight-asian="bold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Author" style:family="paragraph" style:parent-style-name="Standard">
      <style:paragraph-properties fo:margin-top="0.1665in" fo:margin-bottom="0in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1665in" fo:margin-bottom="0in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0835in" fo:margin-bottom="0.0835in" fo:text-align="center" style:justify-single-word="false"/>
      <style:text-properties style:font-name="Courier New" fo:font-size="10pt" style:font-size-asian="10pt"/>
    </style:style>
    <style:style style:name="Abstract" style:family="paragraph" style:parent-style-name="Standard">
      <style:paragraph-properties fo:margin-left="0.3154in" fo:margin-right="0.3154in" fo:margin-top="0.0835in" fo:margin-bottom="0.0835in" fo:text-indent="0in" style:auto-text-indent="false"/>
      <style:text-properties fo:language="pt" fo:country="BR" fo:font-style="italic" style:font-style-asian="italic" style:font-size-complex="12pt"/>
    </style:style>
    <style:style style:name="Figure" style:family="paragraph" style:parent-style-name="Standard">
      <style:paragraph-properties fo:text-align="center" style:justify-single-word="false"/>
      <style:text-properties fo:language="zxx" fo:country="none"/>
    </style:style>
    <style:style style:name="Reference" style:family="paragraph" style:parent-style-name="Standard">
      <style:paragraph-properties fo:margin-left="0.1972in" fo:margin-right="0in" fo:text-indent="-0.1972in" style:auto-text-indent="false"/>
    </style:style>
    <style:style style:name="Title" style:family="paragraph" style:parent-style-name="Standard" style:next-style-name="Subtitle" style:class="chapter">
      <style:paragraph-properties fo:margin-left="0in" fo:margin-right="0in" fo:margin-top="0.1665in" fo:margin-bottom="0in" fo:text-align="center" style:justify-single-word="false" fo:text-indent="0.2756in" style:auto-text-indent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é-formatação_20_HTML" style:display-name="Pré-formatação HTML" style:family="paragraph" style:parent-style-name="Standard">
      <style:paragraph-properties fo:margin-top="0in" fo:margin-bottom="0in" fo:text-align="start" style:justify-single-word="false">
        <style:tab-stops>
          <style:tab-stop style:position="0.5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/>
    </style:style>
    <style:style style:name="references" style:family="paragraph" style:parent-style-name="Standard">
      <style:paragraph-properties fo:margin-left="0.2in" fo:margin-right="0in" fo:margin-top="0.0835in" fo:margin-bottom="0.0835in" fo:orphans="0" fo:widows="0" fo:text-indent="-0.2in" style:auto-text-indent="false"/>
      <style:text-properties style:font-name="Times New Roman" style:font-size-complex="12pt"/>
    </style:style>
    <style:style style:name="Footer" style:family="paragraph" style:parent-style-name="Standard" style:class="extra">
      <style:paragraph-properties>
        <style:tab-stops>
          <style:tab-stop style:position="0.5in"/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0.5in"/>
          <style:tab-stop style:position="3.0689in" style:type="center"/>
          <style:tab-stop style:position="6.1374in" style:type="right"/>
        </style:tab-stops>
      </style:paragraph-properties>
    </style:style>
    <style:style style:name="Conteúdo_20_do_20_quadro" style:display-name="Conteúdo do quadro" style:family="paragraph" style:parent-style-name="Text_20_body"/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Fonte_20_parág._20_padrão" style:display-name="Fonte parág. padrão" style:family="text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5z1" style:family="text">
      <style:text-properties style:font-name="Wingdings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 fo:font-size="10pt" style:font-size-asian="10pt"/>
    </style:style>
    <style:style style:name="WW8Num18z1" style:family="text">
      <style:text-properties style:font-name="Courier New" fo:font-size="10pt" style:font-size-asian="10pt"/>
    </style:style>
    <style:style style:name="WW8Num18z2" style:family="text">
      <style:text-properties style:font-name="Wingdings" fo:font-size="10pt" style:font-size-asian="10pt"/>
    </style:style>
    <style:style style:name="WW8Num19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Fonte_20_parág._20_padrão1" style:display-name="Fonte parág. padrão1" style:family="text"/>
    <style:style style:name="Address_20_Char" style:display-name="Address Char" style:family="text" style:parent-style-name="Fonte_20_parág._20_padrão1">
      <style:text-properties style:font-name="Times" fo:font-size="12pt" fo:language="pt" fo:country="BR" style:font-size-asian="12pt" style:language-complex="ar" style:country-complex="SA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MP2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102in" fo:border="none">
        <style:background-image/>
      </style:graphic-properties>
    </style:style>
    <style:page-layout style:name="Mpm1" style:page-usage="mirrored">
      <style:page-layout-properties fo:page-width="8.2681in" fo:page-height="11.6929in" style:num-format="1" style:print-orientation="portrait" fo:margin-top="0.6693in" fo:margin-bottom="0.6693in" fo:margin-left="1.1811in" fo:margin-right="1.181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3154in" fo:margin-left="0in" fo:margin-right="0in" fo:margin-top="0.2764in" style:dynamic-spacing="tru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1.3783in" fo:margin-bottom="0.9846in" fo:margin-left="1.1811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7.0701in" svg:y="0.0008in" svg:width="0.0161in" svg:height="0.2799in" draw:z-index="1"><draw:text-box><text:p text:style-name="Standard"/></draw:text-box></draw:frame></text:p>
      </style:header>
      <style:footer>
        <text:p text:style-name="MP2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struções aos Autores de Contribuições para o SIBGRAPI</dc:title>
    <meta:initial-creator>Sociedade Brasileira de Computação</meta:initial-creator>
    <meta:creation-date>2010-02-16T00:16:00</meta:creation-date>
    <dc:creator>Henrique Boaventura</dc:creator>
    <dc:date>2010-11-02T17:09:20</dc:date>
    <meta:print-date>2005-03-16T23:14:00</meta:print-date>
    <meta:editing-cycles>5</meta:editing-cycles>
    <meta:editing-duration>PT00H10M20S</meta:editing-duration>
    <meta:generator>OpenOffice.org/3.2$Linux OpenOffice.org_project/320m19$Build-9505</meta:generator>
    <meta:document-statistic meta:table-count="0" meta:image-count="0" meta:object-count="0" meta:page-count="2" meta:paragraph-count="29" meta:word-count="617" meta:character-count="4133"/>
    <meta:user-defined meta:name="Info 1"/>
    <meta:user-defined meta:name="Info 2"/>
    <meta:user-defined meta:name="Info 3"/>
    <meta:user-defined meta:name="Info 4"/>
  </office:meta>
</office:document-meta>
</file>